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Mono" svg:font-family="'Google Sans Mono', monospace"/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" officeooo:rsid="000b6ba1" officeooo:paragraph-rsid="000c9e1c"/>
    </style:style>
    <style:style style:name="P2" style:family="paragraph" style:parent-style-name="Standard">
      <style:text-properties style:font-name="Liberation" officeooo:rsid="000b6ba1" officeooo:paragraph-rsid="000b6ba1"/>
    </style:style>
    <style:style style:name="P3" style:family="paragraph" style:parent-style-name="Standard">
      <style:text-properties style:font-name="Liberation" fo:font-size="10pt" officeooo:rsid="00110e9c" officeooo:paragraph-rsid="00110e9c" style:font-size-asian="10pt" style:font-size-complex="10pt"/>
    </style:style>
    <style:style style:name="P4" style:family="paragraph" style:parent-style-name="Standard">
      <style:text-properties style:font-name="Liberation" fo:font-size="10pt" officeooo:rsid="00123923" officeooo:paragraph-rsid="00123923" style:font-size-asian="10pt" style:font-size-complex="10pt"/>
    </style:style>
    <style:style style:name="P5" style:family="paragraph" style:parent-style-name="Standard">
      <style:text-properties style:font-name="Liberation" fo:font-size="10pt" officeooo:rsid="0013153a" officeooo:paragraph-rsid="0013153a" style:font-size-asian="10pt" style:font-size-complex="10pt"/>
    </style:style>
    <style:style style:name="P6" style:family="paragraph" style:parent-style-name="Standard">
      <style:text-properties style:font-name="Liberation" fo:font-size="10pt" officeooo:rsid="001d1693" officeooo:paragraph-rsid="0013153a" style:font-size-asian="10pt" style:font-size-complex="10pt"/>
    </style:style>
    <style:style style:name="P7" style:family="paragraph" style:parent-style-name="Standard">
      <style:text-properties style:font-name="Liberation" fo:font-size="10pt" officeooo:rsid="00110e9c" officeooo:paragraph-rsid="00110e9c" fo:background-color="#ffd7d7" style:font-size-asian="10pt" style:font-size-complex="10pt"/>
    </style:style>
    <style:style style:name="P8" style:family="paragraph" style:parent-style-name="Standard">
      <style:text-properties style:font-name="Liberation" fo:font-size="10pt" officeooo:rsid="0013153a" officeooo:paragraph-rsid="0013153a" fo:background-color="#ffd7d7" style:font-size-asian="10pt" style:font-size-complex="10pt"/>
    </style:style>
    <style:style style:name="P9" style:family="paragraph" style:parent-style-name="Standard">
      <style:text-properties style:font-name="Liberation" fo:font-size="9pt" officeooo:rsid="001a494e" officeooo:paragraph-rsid="001a9bd4" style:font-size-asian="9pt" style:font-size-complex="9pt"/>
    </style:style>
    <style:style style:name="P10" style:family="paragraph" style:parent-style-name="Standard">
      <style:text-properties style:font-name="Liberation" fo:font-size="9pt" officeooo:rsid="001adbc8" officeooo:paragraph-rsid="001adbc8" style:font-size-asian="9pt" style:font-size-complex="9pt"/>
    </style:style>
    <style:style style:name="P11" style:family="paragraph" style:parent-style-name="Standard">
      <style:text-properties officeooo:paragraph-rsid="0013153a"/>
    </style:style>
    <style:style style:name="P12" style:family="paragraph" style:parent-style-name="Standard">
      <style:text-properties fo:color="#000000" style:font-name="Liberation" fo:font-size="9pt" officeooo:rsid="001adbc8" officeooo:paragraph-rsid="001adbc8" style:font-size-asian="9pt" style:font-size-complex="9pt"/>
    </style:style>
    <style:style style:name="P13" style:family="paragraph" style:parent-style-name="Standard">
      <style:text-properties fo:color="#000000" style:font-name="Liberation" fo:font-size="9pt" officeooo:rsid="001d1693" officeooo:paragraph-rsid="001d1693" style:font-size-asian="9pt" style:font-size-complex="9pt"/>
    </style:style>
    <style:style style:name="P14" style:family="paragraph" style:parent-style-name="Standard">
      <style:text-properties fo:color="#000000" style:font-name="Liberation" fo:font-size="9pt" officeooo:rsid="001d921f" officeooo:paragraph-rsid="001d921f" style:font-size-asian="9pt" style:font-size-complex="9pt"/>
    </style:style>
    <style:style style:name="P15" style:family="paragraph" style:parent-style-name="Standard">
      <style:text-properties fo:color="#000000" style:font-name="Liberation" fo:font-size="9pt" officeooo:paragraph-rsid="001adbc8"/>
    </style:style>
    <style:style style:name="P16" style:family="paragraph" style:parent-style-name="Standard">
      <style:text-properties fo:color="#000000" style:font-name="Liberation" fo:font-size="9pt" officeooo:rsid="001adbc8" officeooo:paragraph-rsid="001adbc8" fo:background-color="#ffff00" style:font-size-asian="9pt" style:font-size-complex="9pt"/>
    </style:style>
    <style:style style:name="P17" style:family="paragraph" style:parent-style-name="Standard">
      <style:text-properties fo:font-size="9pt" officeooo:rsid="001d1693" officeooo:paragraph-rsid="001d1693" fo:background-color="#ffff00" style:font-size-asian="9pt" style:font-size-complex="9pt"/>
    </style:style>
    <style:style style:name="P18" style:family="paragraph" style:parent-style-name="Standard">
      <style:paragraph-properties fo:margin-top="0.101cm" fo:margin-bottom="0.101cm" loext:contextual-spacing="false"/>
      <style:text-properties fo:color="#000000" style:font-name="Liberation" fo:font-size="9pt" officeooo:rsid="001d1693" officeooo:paragraph-rsid="001d1693" style:font-size-asian="9pt" style:font-size-complex="9pt"/>
    </style:style>
    <style:style style:name="P19" style:family="paragraph" style:parent-style-name="Standard">
      <style:paragraph-properties fo:margin-top="0.101cm" fo:margin-bottom="0.101cm" loext:contextual-spacing="false"/>
      <style:text-properties fo:color="#000000" style:font-name="Liberation" fo:font-size="9pt" officeooo:rsid="001d921f" officeooo:paragraph-rsid="001d921f" style:font-size-asian="9pt" style:font-size-complex="9pt"/>
    </style:style>
    <style:style style:name="P20" style:family="paragraph" style:parent-style-name="Standard">
      <style:text-properties style:font-name="Liberation" fo:font-size="10pt" officeooo:rsid="0013153a" officeooo:paragraph-rsid="0019cfe3" style:font-size-asian="10pt" style:font-size-complex="10pt"/>
    </style:style>
    <style:style style:name="P21" style:family="paragraph" style:parent-style-name="Standard">
      <style:text-properties style:font-name="Liberation" fo:font-size="10pt" officeooo:rsid="001f8fab" officeooo:paragraph-rsid="001f8fab" style:font-size-asian="10pt" style:font-size-complex="10pt"/>
    </style:style>
    <style:style style:name="T1" style:family="text">
      <style:text-properties officeooo:rsid="00110e9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23923"/>
    </style:style>
    <style:style style:name="T4" style:family="text">
      <style:text-properties fo:color="#c9211e"/>
    </style:style>
    <style:style style:name="T5" style:family="text">
      <style:text-properties style:font-name="Liberation" fo:font-size="10pt" officeooo:rsid="0013153a" style:font-size-asian="10pt" style:font-size-complex="10pt"/>
    </style:style>
    <style:style style:name="T6" style:family="text">
      <style:text-properties fo:font-variant="normal" fo:text-transform="none" style:font-name="Google Sans Mono" fo:letter-spacing="normal" fo:font-style="normal" fo:font-weight="normal"/>
    </style:style>
    <style:style style:name="T7" style:family="text">
      <style:text-properties officeooo:rsid="001adbc8" style:font-size-asian="9pt" style:font-size-complex="9pt"/>
    </style:style>
    <style:style style:name="T8" style:family="text">
      <style:text-properties fo:color="#000000" style:font-name="Liberation"/>
    </style:style>
    <style:style style:name="T9" style:family="text">
      <style:text-properties fo:color="#000000" style:font-name="Liberation" officeooo:rsid="001adbc8"/>
    </style:style>
    <style:style style:name="T10" style:family="text">
      <style:text-properties officeooo:rsid="001cad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<text:s/>&amp; CSS- Primeiros passos em CSS<text:tab/><text:tab/><text:tab/><text:tab/><text:tab/><text:span text:style-name="T1">08</text:span>/06/2022<text:tab/></text:p>
      <text:p text:style-name="P2"/>
      <text:p text:style-name="P3">Dentro do &lt;body&gt; posso fazer alterações no HTML como:</text:p>
      <text:p text:style-name="P3">&lt;p&gt;</text:p>
      <text:p text:style-name="P3">&lt;h1&gt;</text:p>
      <text:p text:style-name="P3">&lt;h2&gt;</text:p>
      <text:p text:style-name="P3">&lt;ul&gt;</text:p>
      <text:p text:style-name="P3">&lt;ol&gt;</text:p>
      <text:p text:style-name="P3"/>
      <text:p text:style-name="P3">Dentro do &lt;style&gt; vai estilizar o nosso site com CSS.</text:p>
      <text:p text:style-name="P3"/>
      <text:p text:style-name="P3">H2 { </text:p>
      <text:p text:style-name="P3"><text:tab/>color: green; <text:s text:c="2"/><text:tab/>→ todos os títulos em h2 vão ficar da cor verde</text:p>
      <text:p text:style-name="P3"><text:tab/>}</text:p>
      <text:p text:style-name="P3"/>
      <text:p text:style-name="P3">body {</text:p>
      <text:p text:style-name="P3"><text:tab/>backgound-color: rgb(255,400,200) red, green, blue <text:s/>→ Todo o site muda o fundo</text:p>
      <text:p text:style-name="P3"><text:tab/>}</text:p>
      <text:p text:style-name="P3"/>
      <text:p text:style-name="P7">Estilizar <text:span text:style-name="T4">um</text:span> conteúdo especifico, preciso colocar uma tag (id):</text:p>
      <text:p text:style-name="P3">1<text:span text:style-name="T3">° parte: vou na tag </text:span></text:p>
      <text:p text:style-name="P4">&lt;p id=”mensagem”&gt;</text:p>
      <text:p text:style-name="P4"/>
      <text:p text:style-name="P4">2°parte: vou no &lt;style&gt;</text:p>
      <text:p text:style-name="P4">#mensagem{backgound-color: red}</text:p>
      <text:p text:style-name="P4"/>
      <text:p text:style-name="P8">Estilizar <text:span text:style-name="T4">+1</text:span> conteúdo, preciso coloca uma tag (class):</text:p>
      <text:p text:style-name="P5">1° parte: vou na tag</text:p>
      <text:p text:style-name="P5">&lt;ul class=”list-style”&gt;</text:p>
      <text:p text:style-name="P5">&lt;ol class=”list-style”&gt;</text:p>
      <text:p text:style-name="P5"/>
      <text:p text:style-name="P5">2°parte: vou no &lt;style&gt;</text:p>
      <text:p text:style-name="P5">.list-stuyle{ backgound-color: blue} → <text:span text:style-name="T2">ele aplicou a estilização para as duas tags por meio da class</text:span></text:p>
      <text:p text:style-name="P5"/>
      <text:p text:style-name="P5">________________________________________________________________________________________________</text:p>
      <text:p text:style-name="P5"/>
      <text:p text:style-name="P5">font-family: <text:tab/>fantasy<text:tab/><text:tab/>→ fonte do meu site inteiro</text:p>
      <text:p text:style-name="P5"><text:tab/><text:tab/>helvetica</text:p>
      <text:p text:style-name="P11"><text:span text:style-name="T5"><text:tab/><text:tab/></text:span>m<text:span text:style-name="T5">onospace</text:span></text:p>
      <text:p text:style-name="P5"><text:tab/><text:tab/>cursive</text:p>
      <text:p text:style-name="P5"/>
      <text:p text:style-name="P5">font-size: 20px<text:tab/><text:tab/><text:tab/>→ tamanho da fonte do meu site</text:p>
      <text:p text:style-name="P5"><text:tab/></text:p>
      <text:p text:style-name="P5">font-weight: bold<text:tab/><text:tab/><text:tab/>→ texto em negrito</text:p>
      <text:p text:style-name="P5"/>
      <text:p text:style-name="P5">font-style: italic<text:tab/><text:tab/><text:tab/>→ texto em italico</text:p>
      <text:p text:style-name="P5"/>
      <text:p text:style-name="P5">line-height: 40px<text:tab/><text:tab/><text:tab/>→ espaçamento entre as linhas</text:p>
      <text:p text:style-name="P5"/>
      <text:p text:style-name="P5">text-align:center<text:tab/><text:tab/><text:tab/>→ texto centralizado</text:p>
      <text:p text:style-name="P5"/>
      <text:p text:style-name="P5">text-decoration: underline<text:tab/><text:tab/>→ texto sublinhado</text:p>
      <text:p text:style-name="P5"/>
      <text:p text:style-name="P5">letter-spacing: <text:tab/><text:tab/><text:tab/>→ espaçamento entre os caracteres/letras.</text:p>
      <text:p text:style-name="P5"/>
      <text:p text:style-name="P20">Border-radius:50%<text:tab/><text:tab/><text:tab/>→<text:span text:style-name="T10"> </text:span>deixar a foto redonda</text:p>
      <text:p text:style-name="P20"/>
      <text:p text:style-name="P21">background-size: cover<text:tab/><text:tab/>→imagem cobre 100%da pagina</text:p>
      <text:p text:style-name="P21"/>
      <text:p text:style-name="P21">background-position: 50% 25%<text:tab/>→ ajustar a altura da imagem</text:p>
      <text:p text:style-name="P5"/>
      <text:p text:style-name="P5"><text:soft-page-break/><text:a xlink:type="simple" xlink:href="http://www.csszengarden.com/" text:style-name="Internet_20_link" text:visited-style-name="Visited_20_Internet_20_Link">http://www.csszengarden.com/</text:a></text:p>
      <text:p text:style-name="P5"/>
      <text:p text:style-name="P5"/>
      <text:p text:style-name="P5"/>
      <text:p text:style-name="P5"/>
      <text:p text:style-name="P5"/>
      <text:p text:style-name="P5"><text:tab/><text:tab/><text:tab/><text:tab/>CSS inline e externo</text:p>
      <text:p text:style-name="P5"/>
      <text:p text:style-name="P5">Como criar uma padronização de &lt;style&gt;. Faça sua versão desejada e salve em alguma pasta (o qur tem dentro do &lt;style&gt;)</text:p>
      <text:p text:style-name="P5"/>
      <text:p text:style-name="P5">No seu projeto novo:</text:p>
      <text:p text:style-name="P5">dentro do &lt;head&gt;</text:p>
      <text:p text:style-name="P5">&lt;link rel=”stylesheet” typre=”text/css” href=”nome do arquivo”&gt;</text:p>
      <text:p text:style-name="P6"/>
      <text:p text:style-name="P6">________________________________________________________________________________________________</text:p>
      <text:p text:style-name="P5"/>
      <text:p text:style-name="P9">html comentário <text:tab/><text:tab/>&lt;/--<text:tab/>→</text:p>
      <text:p text:style-name="P9">css comentário <text:tab/><text:tab/>/*<text:tab/><text:tab/>*/</text:p>
      <text:p text:style-name="P9"/>
      <text:p text:style-name="P10">___________________________________________________________________________________________________________</text:p>
      <text:p text:style-name="P10"/>
      <text:p text:style-name="P10">Como selecionar uma fonte nova: entrar no site <text:a xlink:type="simple" xlink:href="https://fonts.google.com/" text:style-name="Internet_20_link" text:visited-style-name="Visited_20_Internet_20_Link"><text:span text:style-name="T4">https://fonts.google.com/</text:span></text:a></text:p>
      <text:p text:style-name="P12">Seleciona a fonte desejada (+) e na lateral direita (família selecionada) você copia o link para o terminal do HTML &lt;head&gt;</text:p>
      <text:p text:style-name="P12"/>
      <text:p text:style-name="P15"><text:span text:style-name="T7">No CSS vocr pode utilizar a fonte dessa forma: </text:span><text:span text:style-name="T6">font-family: 'Anek Malayalam', sans-serif;</text:span></text:p>
      <text:p text:style-name="P12">___________________________________________________________________________________________________________</text:p>
      <text:p text:style-name="P16"/>
      <text:p text:style-name="P17"><text:span text:style-name="T9">C</text:span><text:span text:style-name="T8">OMO FAZER UM BOTÃO:</text:span></text:p>
      <text:p text:style-name="P13">Faz uma classe com o nome (.button)<text:line-break/></text:p>
      <text:p text:style-name="P18">background-color: <text:tab/><text:tab/>Cor do fundo do botão</text:p>
      <text:p text:style-name="P18">color: <text:tab/><text:tab/><text:tab/><text:tab/>Cor da letra do botão</text:p>
      <text:p text:style-name="P18">padding: <text:tab/><text:tab/><text:tab/>Distancia do conteúdo para borda (15px cima 30px dos lados)</text:p>
      <text:p text:style-name="P18">border-radius:<text:tab/><text:tab/><text:tab/>Borda redonda</text:p>
      <text:p text:style-name="P19">text-decoration:<text:tab/><text:tab/>tirar o sublinhado /nome (nenhuma)</text:p>
      <text:p text:style-name="P19">font-weight:<text:tab/><text:tab/><text:tab/>negrito<text:line-break/></text:p>
      <text:p text:style-name="P14">___________________________________________________________________________________________________________</text:p>
      <text:p text:style-name="P14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Mono" svg:font-family="'Google Sans Mono', monospace"/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5:00:19.766962719</meta:creation-date>
    <dc:date>2022-06-19T15:55:54.540348880</dc:date>
    <meta:editing-duration>PT3H45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4" meta:word-count="337" meta:character-count="2704" meta:non-whitespace-character-count="2363"/>
  </office:meta>
</office:document-meta>
</file>